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Courier New" fo:font-size="12pt" style:text-underline-style="none" style:font-size-asian="12pt" style:font-size-complex="12pt"/>
    </style:style>
    <style:style style:name="P17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19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" style:family="text">
      <style:text-properties fo:color="#ff00ff" style:text-underline-style="none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style:text-underline-style="none" fo:font-weight="normal" style:font-weight-asian="normal" style:font-weight-complex="normal"/>
    </style:style>
    <style:style style:name="T7" style:family="text">
      <style:text-properties fo:color="#3333ff" style:font-name="Times New Roman" style:text-underline-style="none" fo:font-weight="bold" style:font-weight-asian="bold" style:font-weight-complex="bold"/>
    </style:style>
    <style:style style:name="T8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3333ff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3333ff" style:text-underline-style="none"/>
    </style:style>
    <style:style style:name="T14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color="#3333f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3333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pen Source Project Presentation</text:p>
      <text:p text:style-name="P10"/>
      <text:p text:style-name="P6"/>
      <text:p text:style-name="P17">Sampletalk: </text:p>
      <text:p text:style-name="P22">Nature inspired algorithm design</text:p>
      <text:p text:style-name="P21"><text:span text:style-name="T21"/></text:p>
      <text:p text:style-name="P21">Can <text:span text:style-name="T17">nature-inspired</text:span> constructions replace </text:p>
      <text:p text:style-name="P21"><text:span text:style-name="T17">artificial formalisms</text:span>?</text:p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7"/></text:a></text:p>
      <text:p text:style-name="P8"><text:span text:style-name="T7"/></text:p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9"> </text:span></text:p>
      <text:p text:style-name="P2"><text:span text:style-name="T10">by a metaphoric comparison with </text:span><text:span text:style-name="T12">Alternative Medicine </text:span></text:p>
      <text:p text:style-name="P5">(Slideshow)</text:p>
      <text:p text:style-name="P12"/>
      <text:p text:style-name="P8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9"><text:s/></text:span></text:p>
      <text:p text:style-name="P9">(Slideshow)</text:p>
      <text:p text:style-name="P13"/>
      <text:p text:style-name="P3"><text:a xlink:type="simple" xlink:href="https://sampletalk.github.io/SampletalkLanguage.html" text:style-name="Internet_20_link" text:visited-style-name="Visited_20_Internet_20_Link"><text:span text:style-name="T13">Description of </text:span></text:a><text:a xlink:type="simple" xlink:href="https://sampletalk.github.io/SampletalkLanguage.html" text:style-name="Internet_20_link" text:visited-style-name="Visited_20_Internet_20_Link"><text:span text:style-name="T1">Sampletalk language</text:span></text:a><text:a xlink:type="simple" xlink:href="https://sampletalk.github.io/SampletalkLanguage.html" text:style-name="Internet_20_link" text:visited-style-name="Visited_20_Internet_20_Link"><text:span text:style-name="T13"> and compiler</text:span></text:a><text:span text:style-name="T14"> </text:span></text:p>
      <text:p text:style-name="P5">Data processing example abstraction immediately becomes </text:p>
      <text:p text:style-name="P5">a useful program if text matching is in focus. </text:p>
      <text:p text:style-name="P5">Program examples and experiments.</text:p>
      <text:p text:style-name="P12"/>
      <text:p text:style-name="P3"><text:a xlink:type="simple" xlink:href="https://www.aaai.org/Papers/Workshops/2005/WS-05-05/WS05-05-010.pdf" text:style-name="Internet_20_link" text:visited-style-name="Visited_20_Internet_20_Link"><text:span text:style-name="T13">Verbal Description Generalization:</text:span></text:a><text:span text:style-name="T14"> </text:span></text:p>
      <text:p text:style-name="P7"><text:span text:style-name="T17">Alternative</text:span> treatment of Knowledge Representation</text:p>
      <text:p text:style-name="P13"/>
      <text:p text:style-name="P4"><text:a xlink:type="simple" xlink:href="https://link.springer.com/chapter/10.1007/978-3-642-02097-1_6" text:style-name="Internet_20_link" text:visited-style-name="Visited_20_Internet_20_Link"><text:span text:style-name="T8">Generalization of First Order Predicate Calculus</text:span></text:a><text:span text:style-name="T9"> </text:span></text:p>
      <text:p text:style-name="P7"><text:span text:style-name="T17">Alternative</text:span> treatment of First Order Logic: </text:p>
      <text:p text:style-name="P7">theoretical analysis</text:p>
      <text:p text:style-name="P14"/>
      <text:p text:style-name="P3"><text:a xlink:type="simple" xlink:href="https://docs.google.com/document/d/e/2PACX-1vQyfnT4N2V9C7WdLqjvcvVN0TnbTLIvoTZCfQBa9DdKkUlh2aMXWoOGTbp_yvPJTA/pub" text:style-name="Internet_20_link" text:visited-style-name="Visited_20_Internet_20_Link"><text:span text:style-name="T13">Automatic synthesis of Sampletalk programs</text:span></text:a><text:span text:style-name="T14"> </text:span></text:p>
      <text:p text:style-name="P7">Inductive reasoning for the extraction of useful algorithms </text:p>
      <text:p text:style-name="P11">immediately from text data</text:p>
      <text:p text:style-name="P11"/>
      <text:p text:style-name="P3"><text:a xlink:type="simple" xlink:href="https://arxiv.org/abs/1310.7170" text:style-name="Internet_20_link" text:visited-style-name="Visited_20_Internet_20_Link"><text:span text:style-name="T13">Object Recognition System Design</text:span></text:a><text:span text:style-name="T14"> </text:span></text:p>
      <text:p text:style-name="P7">for finding objects in images</text:p>
      <text:p text:style-name="P14"/>
      <text:p text:style-name="P3"><text:a xlink:type="simple" xlink:href="https://arxiv.org/abs/1401.6126" text:style-name="Internet_20_link" text:visited-style-name="Visited_20_Internet_20_Link"><text:span text:style-name="T13">Universal Classification System</text:span></text:a><text:span text:style-name="T14"> </text:span></text:p>
      <text:p text:style-name="P7">for classification of multiple objects in images</text:p>
      <text:p text:style-name="P11"/>
      <text:p text:style-name="P7"/>
      <text:p text:style-name="P3"><text:a xlink:type="simple" xlink:href="https://sampletalk.github.io/contact-form.html" text:style-name="Internet_20_link" text:visited-style-name="Visited_20_Internet_20_Link"><text:span text:style-name="T13">Contact us</text:span></text:a><text:span text:style-name="T14"> </text:span></text:p>
      <text:p text:style-name="P7"/>
      <text:p text:style-name="P11"/>
      <text:p text:style-name="P7"/>
      <text:p text:style-name="P11"/>
      <text:p text:style-name="P7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3T20:40:58.67</dc:date>
    <meta:generator>OpenOffice/4.1.11$Win32 OpenOffice.org_project/4111m1$Build-9808</meta:generator>
    <meta:editing-duration>PT10H34M57S</meta:editing-duration>
    <meta:editing-cycles>164</meta:editing-cycles>
    <meta:document-statistic meta:table-count="0" meta:image-count="0" meta:object-count="0" meta:page-count="1" meta:paragraph-count="27" meta:word-count="119" meta:character-count="958"/>
  </office:meta>
</office:document-meta>
</file>